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officeooo:rsid="000b932f" officeooo:paragraph-rsid="000b932f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officeooo:rsid="000b932f" officeooo:paragraph-rsid="000b932f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DE FOR CO-ORDINATE CALCULATION USING GPS</text:p>
      <text:p text:style-name="P2"/>
      <text:p text:style-name="P2">CODE:</text:p>
      <text:p text:style-name="P2"/>
      <text:p text:style-name="P1">#include &lt;TinyGPS++.h&gt;</text:p>
      <text:p text:style-name="P1"/>
      <text:p text:style-name="P1">TinyGPSPlus gps;</text:p>
      <text:p text:style-name="P1">HardwareSerial GPS_Serial(2);</text:p>
      <text:p text:style-name="P1"/>
      <text:p text:style-name="P1">#define GPS_RX 16</text:p>
      <text:p text:style-name="P1">#define GPS_TX 17</text:p>
      <text:p text:style-name="P1"/>
      <text:p text:style-name="P1">unsigned long lastDataTime = 0;</text:p>
      <text:p text:style-name="P1">unsigned long lastFixTime = 0;</text:p>
      <text:p text:style-name="P1"/>
      <text:p text:style-name="P1">void setup() {</text:p>
      <text:p text:style-name="P1"><text:s text:c="2"/>Serial.begin(115200);</text:p>
      <text:p text:style-name="P1"><text:s text:c="2"/>delay(1000);</text:p>
      <text:p text:style-name="P1"/>
      <text:p text:style-name="P1"><text:s text:c="2"/>Serial.println("=====================================");</text:p>
      <text:p text:style-name="P1"><text:s text:c="2"/>Serial.println(" <text:s text:c="4"/>ESP32 GPS READER - FULL DEBUG <text:s text:c="3"/>");</text:p>
      <text:p text:style-name="P1"><text:s text:c="2"/>Serial.println("=====================================");</text:p>
      <text:p text:style-name="P1"/>
      <text:p text:style-name="P1"><text:s text:c="2"/>GPS_Serial.begin(9600, SERIAL_8N1, GPS_RX, GPS_TX);</text:p>
      <text:p text:style-name="P1"/>
      <text:p text:style-name="P1"><text:s text:c="2"/>Serial.println("[INFO] GPS Serial started...");</text:p>
      <text:p text:style-name="P1"><text:s text:c="2"/>Serial.println("[INFO] Waiting for GPS messages...");</text:p>
      <text:p text:style-name="P1"><text:s text:c="2"/>Serial.println();</text:p>
      <text:p text:style-name="P1">}</text:p>
      <text:p text:style-name="P1"/>
      <text:p text:style-name="P1">void loop() {</text:p>
      <text:p text:style-name="P1"><text:soft-page-break/></text:p>
      <text:p text:style-name="P1"><text:s text:c="2"/>bool dataReceived = false;</text:p>
      <text:p text:style-name="P1"/>
      <text:p text:style-name="P1"><text:s text:c="2"/>while (GPS_Serial.available() &gt; 0) {</text:p>
      <text:p text:style-name="P1"><text:s text:c="4"/>dataReceived = true;</text:p>
      <text:p text:style-name="P1"><text:s text:c="4"/>lastDataTime = millis();</text:p>
      <text:p text:style-name="P1"/>
      <text:p text:style-name="P1"><text:s text:c="4"/>char c = GPS_Serial.read();</text:p>
      <text:p text:style-name="P1"><text:s text:c="4"/>bool parsed = gps.encode(c);</text:p>
      <text:p text:style-name="P1"/>
      <text:p text:style-name="P1"><text:s text:c="4"/>if (!parsed) {</text:p>
      <text:p text:style-name="P1"><text:s text:c="6"/>Serial.println("[ERROR] Data received but NOT understood (invalid NMEA chunk)");</text:p>
      <text:p text:style-name="P1"><text:s text:c="4"/>}</text:p>
      <text:p text:style-name="P1"/>
      <text:p text:style-name="P1"><text:s text:c="4"/>if (parsed) {</text:p>
      <text:p text:style-name="P1"><text:s text:c="6"/>if (!gps.location.isValid()) {</text:p>
      <text:p text:style-name="P1"><text:s text:c="8"/>Serial.println("[WARNING] Valid NMEA sentence but NO GPS FIX");</text:p>
      <text:p text:style-name="P1"><text:s text:c="8"/>Serial.print("Satellites: ");</text:p>
      <text:p text:style-name="P1"><text:s text:c="8"/>Serial.println(gps.satellites.value());</text:p>
      <text:p text:style-name="P1"><text:s text:c="6"/>} else {</text:p>
      <text:p text:style-name="P1"><text:s text:c="8"/>lastFixTime = millis();</text:p>
      <text:p text:style-name="P1"><text:s text:c="8"/>printGPSData();</text:p>
      <text:p text:style-name="P1"><text:s text:c="6"/>}</text:p>
      <text:p text:style-name="P1"><text:s text:c="4"/>}</text:p>
      <text:p text:style-name="P1"><text:s text:c="2"/>}</text:p>
      <text:p text:style-name="P1"/>
      <text:p text:style-name="P1"><text:s text:c="2"/>if (!dataReceived &amp;&amp; millis() - lastDataTime &gt; 3000) {</text:p>
      <text:p text:style-name="P1"><text:s text:c="4"/>Serial.println("[CRITICAL] NO GPS DATA RECEIVED!");</text:p>
      <text:p text:style-name="P1"><text:s text:c="4"/>Serial.println(" <text:s text:c="2"/>→ Check wiring (TX→16, RX→17)");</text:p>
      <text:p text:style-name="P1"><text:s text:c="4"/>Serial.println(" <text:s text:c="2"/>→ Check GPS power (3.3V)");</text:p>
      <text:p text:style-name="P1"><text:s text:c="4"/>Serial.println(" <text:s text:c="2"/>→ Move GPS outdoors for clear sky\n");</text:p>
      <text:p text:style-name="P1"><text:s text:c="4"/>lastDataTime = millis();</text:p>
      <text:p text:style-name="P1"><text:s text:c="2"/>}</text:p>
      <text:p text:style-name="P1"><text:soft-page-break/></text:p>
      <text:p text:style-name="P1"><text:s text:c="2"/>if (millis() - lastFixTime &gt; 10000) {</text:p>
      <text:p text:style-name="P1"><text:s text:c="4"/>Serial.println("[ERROR] GPS DATA coming but NO FIX for 10 seconds");</text:p>
      <text:p text:style-name="P1"><text:s text:c="4"/>Serial.println(" <text:s text:c="2"/>→ GPS sees satellites but not locked");</text:p>
      <text:p text:style-name="P1"><text:s text:c="4"/>Serial.println(" <text:s text:c="2"/>→ Keep antenna facing sky");</text:p>
      <text:p text:style-name="P1"><text:s text:c="4"/>Serial.println(" <text:s text:c="2"/>→ Takes 15–40 sec for first lock\n");</text:p>
      <text:p text:style-name="P1"><text:s text:c="4"/>lastFixTime = millis();</text:p>
      <text:p text:style-name="P1"><text:s text:c="2"/>}</text:p>
      <text:p text:style-name="P1">}</text:p>
      <text:p text:style-name="P1"/>
      <text:p text:style-name="P1">void printGPSData() {</text:p>
      <text:p text:style-name="P1"><text:s text:c="2"/>Serial.println("----------- VALID GPS FIX -------------");</text:p>
      <text:p text:style-name="P1"/>
      <text:p text:style-name="P1"><text:s text:c="2"/>Serial.print("Latitude <text:s text:c="3"/>: ");</text:p>
      <text:p text:style-name="P1"><text:s text:c="2"/>Serial.println(gps.location.lat(), 6);</text:p>
      <text:p text:style-name="P1"/>
      <text:p text:style-name="P1"><text:s text:c="2"/>Serial.print("Longitude <text:s text:c="2"/>: ");</text:p>
      <text:p text:style-name="P1"><text:s text:c="2"/>Serial.println(gps.location.lng(), 6);</text:p>
      <text:p text:style-name="P1"/>
      <text:p text:style-name="P1"><text:s text:c="2"/>Serial.print("Altitude(m) : ");</text:p>
      <text:p text:style-name="P1"><text:s text:c="2"/>Serial.println(gps.altitude.meters());</text:p>
      <text:p text:style-name="P1"/>
      <text:p text:style-name="P1"><text:s text:c="2"/>Serial.print("Speed(km/h) : ");</text:p>
      <text:p text:style-name="P1"><text:s text:c="2"/>Serial.println(gps.speed.kmph());</text:p>
      <text:p text:style-name="P1"/>
      <text:p text:style-name="P1"><text:s text:c="2"/>Serial.print("Satellites <text:s/>: ");</text:p>
      <text:p text:style-name="P1"><text:s text:c="2"/>Serial.println(gps.satellites.value());</text:p>
      <text:p text:style-name="P1"/>
      <text:p text:style-name="P1"><text:s text:c="2"/>Serial.print("HDOP <text:s text:c="7"/>: ");</text:p>
      <text:p text:style-name="P1"><text:s text:c="2"/>Serial.println(gps.hdop.value());</text:p>
      <text:p text:style-name="P1"/>
      <text:p text:style-name="P1"><text:s text:c="2"/>Serial.println("---------------------------------------\n");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2T14:31:01.851526902</meta:creation-date>
    <dc:date>2025-12-12T14:32:05.518682644</dc:date>
    <meta:editing-duration>PT1M4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3" meta:paragraph-count="72" meta:word-count="246" meta:character-count="2402" meta:non-whitespace-character-count="2003"/>
  </office:meta>
</office:document-meta>
</file>